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3.75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0.05cm" fo:min-width="3.5cm" fo:padding-top="0.125cm" fo:padding-bottom="0.125cm" fo:padding-left="0.25cm" fo:padding-right="0.25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Чёрная_20_-45_20_градусов_20_частая" draw:fill-hatch-solid="fals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2cm" svg:y1="2cm" svg:x2="6cm" svg:y2="2cm">
            <text:p/>
          </draw:line>
          <draw:line draw:style-name="gr1" draw:text-style-name="P1" draw:layer="layout" svg:x1="0cm" svg:y1="4cm" svg:x2="4cm" svg:y2="4cm">
            <text:p/>
          </draw:line>
          <draw:line draw:style-name="gr2" draw:text-style-name="P1" draw:layer="layout" svg:x1="2cm" svg:y1="4cm" svg:x2="2cm" svg:y2="0cm">
            <text:p/>
          </draw:line>
          <draw:line draw:style-name="gr2" draw:text-style-name="P1" draw:layer="layout" svg:x1="4cm" svg:y1="6cm" svg:x2="4cm" svg:y2="2cm">
            <text:p/>
          </draw:line>
          <draw:custom-shape draw:style-name="gr3" draw:text-style-name="P2" draw:layer="layout" svg:width="0.3cm" svg:height="4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3cm" svg:height="4cm" svg:x="1.7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0.3cm" svg:x="2cm" svg:y="1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0.3cm" svg:x="0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0.665cm" svg:height="0.539cm" svg:x="2.704cm" svg:y="2.74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text-style-name="P3" draw:layer="layout" svg:width="0.66cm" svg:height="0.539cm" svg:x="4.605cm" svg:y="3.741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text-style-name="P3" draw:layer="layout" svg:width="0.656cm" svg:height="0.539cm" svg:x="1.705cm" svg:y="4.64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text-style-name="P3" draw:layer="layout" svg:width="0.677cm" svg:height="0.539cm" svg:x="0.605cm" svg:y="1.741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text-style-name="P3" draw:layer="layout" svg:width="0.665cm" svg:height="0.539cm" svg:x="3.905cm" svg:y="0.841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hatch draw:name="Чёрная_20_-45_20_градусов_20_частая" draw:display-name="Чёрная -45 градусов частая" draw:style="single" draw:color="#000000" draw:distance="0.07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22:36:27.726905619</meta:creation-date>
    <dc:date>2017-03-12T00:56:12.253355995</dc:date>
    <meta:editing-duration>PT34M20S</meta:editing-duration>
    <meta:editing-cycles>1</meta:editing-cycles>
    <meta:generator>LibreOffice/5.0.6.2$Linux_x86 LibreOffice_project/0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2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ub>
      <mi>A</mi>
      <mn>4</mn>
    </msub>
    <annotation encoding="StarMath 5.0">A_4
</annotation>
  </semantics>
</math>
</file>

<file path=Object 5/content.xml><?xml version="1.0" encoding="utf-8"?>
<math xmlns="http://www.w3.org/1998/Math/MathML" display="block">
  <semantics>
    <msub>
      <mi>A</mi>
      <mn>3</mn>
    </msub>
    <annotation encoding="StarMath 5.0">A_3</annotation>
  </semantics>
</math>
</file>